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.1271in" fo:margin-top="0in" fo:margin-bottom="0in" table:align="right" style:writing-mode="lr-tb"/>
    </style:style>
    <style:style style:name="Таблица1.A" style:family="table-column">
      <style:table-column-properties style:column-width="1.8375in"/>
    </style:style>
    <style:style style:name="Таблица1.B" style:family="table-column">
      <style:table-column-properties style:column-width="2.2896in"/>
    </style:style>
    <style:style style:name="Таблица1.1" style:family="table-row">
      <style:table-row-properties style:min-row-height="0.3938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" style:family="table">
      <style:table-properties style:width="7.2125in" fo:margin-top="0in" fo:margin-bottom="0in" table:align="right" style:writing-mode="lr-tb"/>
    </style:style>
    <style:style style:name="Таблица2.A" style:family="table-column">
      <style:table-column-properties style:column-width="0.7007in"/>
    </style:style>
    <style:style style:name="Таблица2.B" style:family="table-column">
      <style:table-column-properties style:column-width="3.0556in"/>
    </style:style>
    <style:style style:name="Таблица2.C" style:family="table-column">
      <style:table-column-properties style:column-width="2.2146in"/>
    </style:style>
    <style:style style:name="Таблица2.D" style:family="table-column">
      <style:table-column-properties style:column-width="1.2417in"/>
    </style:style>
    <style:style style:name="Таблица2.1" style:family="table-row">
      <style:table-row-properties style:min-row-height="0.875in" fo:keep-together="auto"/>
    </style:style>
    <style:style style:name="Таблица2.A1" style:family="table-cell">
      <style:table-cell-properties style:vertical-align="middle" fo:background-color="#f3f3f3" fo:padding-left="0.075in" fo:padding-right="0.075in" fo:padding-top="0in" fo:padding-bottom="0in" fo:border="2.25pt solid #999999">
        <style:background-image/>
      </style:table-cell-properties>
    </style:style>
    <style:style style:name="Таблица2.2" style:family="table-row">
      <style:table-row-properties style:min-row-height="0.7875in" fo:keep-together="auto"/>
    </style:style>
    <style:style style:name="Таблица2.A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D2" style:family="table-cell">
      <style:table-cell-properties style:vertical-align="middle" fo:background-color="transparent" fo:padding-left="0.075in" fo:padding-right="0.075in" fo:padding-top="0in" fo:padding-bottom="0in" fo:border="2.25pt solid #999999">
        <style:background-image/>
      </style:table-cell-properties>
    </style:style>
    <style:style style:name="Таблица2.A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10" style:family="table-cell">
      <style:table-cell-properties style:vertical-align="middle" fo:padding-left="0.075in" fo:padding-right="0.075in" fo:padding-top="0in" fo:padding-bottom="0in" fo:border="2.25pt solid #999999"/>
    </style:style>
    <style:style style:name="P1" style:family="paragraph" style:parent-style-name="Standard">
      <style:text-properties style:font-name="Times New Roman" fo:font-size="14pt" officeooo:paragraph-rsid="0008496f" style:font-size-asian="12.25pt" style:font-size-complex="14pt"/>
    </style:style>
    <style:style style:name="P2" style:family="paragraph" style:parent-style-name="Standard">
      <style:paragraph-properties fo:line-height="80%" fo:text-align="center" style:justify-single-word="false"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4" style:family="paragraph" style:parent-style-name="Standard">
      <style:paragraph-properties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09b1c2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0b20a9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9" style:family="paragraph" style:parent-style-name="Standard">
      <style:paragraph-properties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rsid="0008496f" officeooo:paragraph-rsid="0008496f" style:font-size-asian="12pt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08496f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09b1c2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0b20a9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9b1c2" officeooo:paragraph-rsid="0009b1c2" style:font-size-asian="12pt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b20a9" officeooo:paragraph-rsid="000b20a9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language="en" fo:country="US" fo:font-weight="bold" officeooo:paragraph-rsid="0008496f" style:font-weight-asian="bold"/>
    </style:style>
    <style:style style:name="P18" style:family="paragraph" style:parent-style-name="Standard">
      <style:paragraph-properties fo:margin-top="0in" fo:margin-bottom="0.0209in" style:contextual-spacing="false" fo:text-align="center" style:justify-single-word="false"/>
      <style:text-properties officeooo:paragraph-rsid="0008496f"/>
    </style:style>
    <style:style style:name="P19" style:family="paragraph" style:parent-style-name="Standard">
      <style:paragraph-properties fo:margin-top="0in" fo:margin-bottom="0.028in" style:contextual-spacing="false" fo:text-align="justify" style:justify-single-word="false">
        <style:tab-stops>
          <style:tab-stop style:position="0.6591in"/>
        </style:tab-stops>
      </style:paragraph-properties>
      <style:text-properties style:font-name="Times New Roman" fo:font-size="14pt" fo:language="uk" fo:country="UA" officeooo:paragraph-rsid="0008496f" style:font-name-asian="Times New Roman1" style:font-size-asian="14pt" style:language-asian="uk" style:country-asian="UA" style:font-name-complex="Times New Roman1" style:font-size-complex="14pt"/>
    </style:style>
    <style:style style:name="P20" style:family="paragraph" style:parent-style-name="Standard">
      <style:paragraph-properties fo:margin-left="-0.0398in" fo:margin-right="-0.0398in" fo:text-align="center" style:justify-single-word="false" fo:orphans="0" fo:widows="0" fo:text-indent="0in" style:auto-text-indent="false"/>
      <style:text-properties style:font-name="Times New Roman" fo:font-size="12pt" officeooo:paragraph-rsid="0008496f" style:font-size-asian="12pt" style:font-name-complex="Times New Roman1" style:font-size-complex="12pt"/>
    </style:style>
    <style:style style:name="P21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3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4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uk" fo:country="UA" officeooo:rsid="0008496f" officeooo:paragraph-rsid="0008496f" style:font-size-asian="12pt" style:font-name-complex="Times New Roman1" style:font-size-complex="12pt"/>
    </style:style>
    <style:style style:name="P25" style:family="paragraph" style:parent-style-name="Standard">
      <style:paragraph-properties fo:margin-left="0.072in" fo:margin-right="-0.1516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28" style:family="paragraph" style:parent-style-name="Standard">
      <style:paragraph-properties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29" style:family="paragraph" style:parent-style-name="Standard">
      <style:paragraph-properties fo:text-align="center" style:justify-single-word="false"/>
      <style:text-properties fo:color="#606060" loext:opacity="100%" style:font-name="Times New Roman" fo:font-size="12pt" fo:letter-spacing="-0.0091in" fo:language="en" fo:country="US" officeooo:paragraph-rsid="0008496f" style:font-size-asian="12pt" style:font-name-complex="Times New Roman1" style:font-size-complex="12pt"/>
    </style:style>
    <style:style style:name="P30" style:family="paragraph" style:parent-style-name="Standard">
      <style:paragraph-properties fo:text-align="center" style:justify-single-word="false" fo:orphans="0" fo:widows="0"/>
      <style:text-properties fo:language="en" fo:country="US" fo:font-weight="bold" officeooo:paragraph-rsid="0008496f" style:font-weight-asian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496f"/>
    </style:style>
    <style:style style:name="T5" style:family="text">
      <style:text-properties fo:language="en" fo:country="US" officeooo:rsid="0009b1c2"/>
    </style:style>
    <style:style style:name="T6" style:family="text">
      <style:text-properties fo:language="en" fo:country="US" officeooo:rsid="000b20a9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8496f"/>
    </style:style>
    <style:style style:name="T9" style:family="text">
      <style:text-properties fo:language="uk" fo:country="UA" officeooo:rsid="0009b1c2"/>
    </style:style>
    <style:style style:name="T10" style:family="text">
      <style:text-properties fo:language="uk" fo:country="UA" officeooo:rsid="000b20a9"/>
    </style:style>
    <style:style style:name="T11" style:family="text">
      <style:text-properties fo:language="en" fo:country="US" officeooo:rsid="000b59aa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Тестовий набір до задачі </text:span><text:span text:style-name="T2">9</text:span><text:span text:style-name="T1">.</text:span><text:span text:style-name="T2">4</text:span></text:p>
      <text:p text:style-name="P19"/>
      <text:p text:style-name="P26"><draw:frame draw:style-name="fr1" draw:name="Врезка1" text:anchor-type="paragraph" svg:x="-0.5016in" svg:y="-0.0118in" svg:width="4.1272in" draw:z-index="0"><draw:text-box fo:min-height="0.0161in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1">Назва<text:span text:style-name="T3"> </text:span>тестового<text:span text:style-name="T3"> </text:span>на<text:span text:style-name="T7">ц</text:span>бору</text:p><text:p text:style-name="P22">Test Suite Description</text:p></table:table-cell><table:table-cell table:style-name="Таблица1.A1" office:value-type="string"><text:p text:style-name="P23">TS9.4_LAB9</text:p></table:table-cell></table:table-row><table:table-row table:style-name="Таблица1.1"><table:table-cell table:style-name="Таблица1.A1" office:value-type="string"><text:p text:style-name="P21">Назва<text:span text:style-name="T3"> </text:span>проекта<text:span text:style-name="T3"> / </text:span>ПЗ</text:p><text:p text:style-name="P22">Name of Project / Software</text:p></table:table-cell><table:table-cell table:style-name="Таблица1.A1" office:value-type="string"><text:p text:style-name="P23"><text:span text:style-name="T4">Krivokhizha</text:span>_tas<text:span text:style-name="T4">k.exe</text:span></text:p></table:table-cell></table:table-row><table:table-row table:style-name="Таблица1.1"><table:table-cell table:style-name="Таблица1.A1" office:value-type="string"><text:p text:style-name="P21">Рівень<text:span text:style-name="T3"> </text:span>тестування</text:p><text:p text:style-name="P22">Level of Testing</text:p></table:table-cell><table:table-cell table:style-name="Таблица1.A1" office:value-type="string"><text:p text:style-name="P25">системний<text:span text:style-name="T3"> <text:s/>/ <text:s/>System Test</text:span>ing</text:p></table:table-cell></table:table-row><table:table-row table:style-name="Таблица1.1"><table:table-cell table:style-name="Таблица1.A1" office:value-type="string"><text:p text:style-name="P21">Автор<text:span text:style-name="T3"> </text:span>тест<text:span text:style-name="T3">-</text:span>сьюта<text:span text:style-name="T3"> </text:span></text:p><text:p text:style-name="P22">Test Suite Author</text:p></table:table-cell><table:table-cell table:style-name="Таблица1.A1" office:value-type="string"><text:p text:style-name="P24">Віталій Кривохижа</text:p></table:table-cell></table:table-row><table:table-row table:style-name="Таблица1.1"><table:table-cell table:style-name="Таблица1.A1" office:value-type="string"><text:p text:style-name="P21">Виконавець </text:p><text:p text:style-name="P21">Implementer</text:p></table:table-cell><table:table-cell table:style-name="Таблица1.A1" office:value-type="string"><text:p text:style-name="P24">Віталій Кривохижа</text:p></table:table-cell></table:table-row></table:table></draw:text-box></draw:frame><text:lin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">Ід<text:span text:style-name="T3">-</text:span>р<text:span text:style-name="T3"> </text:span>тест<text:span text:style-name="T3">-</text:span>кейса<text:span text:style-name="T3"> / Test Case ID</text:span></text:p>
          </table:table-cell>
          <table:table-cell table:style-name="Таблица2.A1" office:value-type="string">
            <text:p text:style-name="P3">Дії<text:span text:style-name="T3"> (</text:span>кроки<text:span text:style-name="T3">) / </text:span></text:p>
            <text:p text:style-name="P8">Action (Test Steps)</text:p>
          </table:table-cell>
          <table:table-cell table:style-name="Таблица2.A1" office:value-type="string">
            <text:p text:style-name="P3">Очікуваний </text:p>
            <text:p text:style-name="P3">результат / </text:p>
            <text:p text:style-name="P3">Expected Result</text:p>
          </table:table-cell>
          <table:table-cell table:style-name="Таблица2.A1" office:value-type="string">
            <text:p text:style-name="P20">Результат тестування / </text:p>
            <text:p text:style-name="P20">Test Result</text:p>
          </table:table-cell>
        </table:table-row>
        <table:table-row table:style-name="Таблица2.2">
          <table:table-cell table:style-name="Таблица2.A2" office:value-type="string">
            <text:p text:style-name="P4">TC_01</text:p>
          </table:table-cell>
          <table:table-cell table:style-name="Таблица2.B2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</table:table-cell>
          <table:table-cell table:style-name="Таблица2.C2" office:value-type="string">
            <text:p text:style-name="P5">Мова інтерфейсу у програмі повинна бути українська.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3" office:value-type="string">
            <text:p text:style-name="P9">TC_02</text:p>
          </table:table-cell>
          <table:table-cell table:style-name="Таблица2.B3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</table:table-cell>
          <table:table-cell table:style-name="Таблица2.C3" office:value-type="string">
            <text:p text:style-name="P5">Застосунок повинен містити інформацію про розробника зі знаком охорони авторського права.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4" office:value-type="string">
            <text:p text:style-name="P4"><text:span text:style-name="T3">TC_0</text:span><text:span text:style-name="T7">3</text:span></text:p>
          </table:table-cell>
          <table:table-cell table:style-name="Таблица2.B4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</table:table-cell>
          <table:table-cell table:style-name="Таблица2.C4" office:value-type="string">
            <text:p text:style-name="P5"><text:span text:style-name="T7">Програма</text:span> повинна містити інформацію про кожний ключ, який відповідає кожній функції у программі.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5" office:value-type="string">
            <text:p text:style-name="P4"><text:span text:style-name="T3">TC</text:span>_0<text:span text:style-name="T7">4</text:span></text:p>
          </table:table-cell>
          <table:table-cell table:style-name="Таблица2.B5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  <text:p text:style-name="P5"><text:span text:style-name="T7">2. </text:span><text:span text:style-name="T3">Увести </text:span><text:span text:style-name="T4">u</text:span></text:p>
            <text:p text:style-name="P5"><text:span text:style-name="T3">3</text:span><text:span text:style-name="T7">. Увести </text:span><text:span text:style-name="T3">13</text:span></text:p>
            <text:p text:style-name="P5"><text:span text:style-name="T3">4</text:span><text:span text:style-name="T7">. Увести </text:span><text:span text:style-name="T3">5</text:span></text:p>
            <text:p text:style-name="P11">5. <text:span text:style-name="T7">Увести 5</text:span></text:p>
          </table:table-cell>
          <table:table-cell table:style-name="Таблица2.C5" office:value-type="string">
            <text:p text:style-name="P5"><text:span text:style-name="T7">Програма повинна </text:span><text:s/><text:span text:style-name="T7">вивести : </text:span><text:span text:style-name="T8">Ви викликали функцію </text:span><text:span text:style-name="T4">s_calculation. </text:span><text:span text:style-name="T8">Та порахувати змінну </text:span><text:span text:style-name="T4">S</text:span></text:p>
            <text:p text:style-name="P12">У цьому випадку:</text:p>
            <text:p text:style-name="P5">Результат<text:span text:style-name="T3"> </text:span><text:span text:style-name="T4">S =</text:span><text:span text:style-name="T3"> </text:span>-<text:span text:style-name="T4">524.7</text:span> 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6" office:value-type="string">
            <text:p text:style-name="P4"><text:span text:style-name="T3">TC</text:span>_0<text:span text:style-name="T7">5</text:span></text:p>
          </table:table-cell>
          <table:table-cell table:style-name="Таблица2.B6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  <text:p text:style-name="P5"><text:span text:style-name="T7">2. </text:span><text:span text:style-name="T3"><text:s/>Увести </text:span><text:span text:style-name="T5">o</text:span></text:p>
            <text:p text:style-name="P10">3. Увести 1</text:p>
            <text:p text:style-name="P10"/>
          </table:table-cell>
          <table:table-cell table:style-name="Таблица2.C6" office:value-type="string">
            <text:p text:style-name="P6"><text:span text:style-name="T7">Програма повинна </text:span><text:s/><text:span text:style-name="T7">вивести : </text:span><text:span text:style-name="T8">Ви викликали функцію </text:span><text:span text:style-name="T5">9.1</text:span><text:span text:style-name="T4">. </text:span><text:span text:style-name="T8">Т</text:span><text:span text:style-name="T9">а висести повідомлення про бал Бофорта</text:span></text:p>
            <text:p text:style-name="P13">У цьому випадку:</text:p>
            <text:p text:style-name="P15">Швидкість вітру: 0.3 — 1.5 м/<text:span text:style-name="T3">c . </text:span>Характеристика вітру — Тихий.</text:p>
            <text:p text:style-name="P5"><text:soft-page-break/>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7" office:value-type="string">
            <text:p text:style-name="P9">TC_06</text:p>
          </table:table-cell>
          <table:table-cell table:style-name="Таблица2.B7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  <text:p text:style-name="P5"><text:span text:style-name="T7">2. </text:span><text:s/>Увести <text:span text:style-name="T6">p</text:span></text:p>
            <text:p text:style-name="P5">3. Увести <text:span text:style-name="T10">27</text:span></text:p>
            <text:p text:style-name="P5"/>
          </table:table-cell>
          <table:table-cell table:style-name="Таблица2.C7" office:value-type="string">
            <text:p text:style-name="P7"><text:span text:style-name="T7">Програма повинна </text:span><text:s/><text:span text:style-name="T7">вивести : </text:span><text:span text:style-name="T8">Ви викликали функцію </text:span><text:span text:style-name="T5">9.</text:span><text:span text:style-name="T6">2</text:span><text:span text:style-name="T4">. </text:span><text:span text:style-name="T8">Т</text:span><text:span text:style-name="T9">а висести повідомлення про </text:span><text:span text:style-name="T10">розмір шкарпетки. </text:span></text:p>
            <text:p text:style-name="P14">У цьому випадку:</text:p>
            <text:p text:style-name="P16">розмір шкарпеток за системою США — 10, за системою ЄС 41/<text:span text:style-name="T3">42.</text:span>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8" office:value-type="string">
            <text:p text:style-name="P9">TC_07</text:p>
          </table:table-cell>
          <table:table-cell table:style-name="Таблица2.B8" office:value-type="string">
            <text:p text:style-name="P5">1.Запустити застосунок <text:span text:style-name="T4">Krivokhizha</text:span><text:span text:style-name="T3">_tas</text:span><text:span text:style-name="T4">k.exe</text:span></text:p>
            <text:p text:style-name="P12">2. Увести <text:span text:style-name="T6">a</text:span></text:p>
            <text:p text:style-name="P5">3. Увести <text:span text:style-name="T6">557</text:span></text:p>
            <text:p text:style-name="P5">4. Увести <text:span text:style-name="T6">S</text:span></text:p>
          </table:table-cell>
          <table:table-cell table:style-name="Таблица2.C8" office:value-type="string">
            <text:p text:style-name="P5">Программа має<text:span text:style-name="T7"> відобразити результат виконання функції з бітовими операціями, результат має бути </text:span><text:span text:style-name="T11">5</text:span><text:span text:style-name="T7">. Та після натискання Z программа має закритися.</text:span>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9" office:value-type="string">
            <text:p text:style-name="P9">TC_08</text:p>
          </table:table-cell>
          <table:table-cell table:style-name="Таблица2.B9" office:value-type="string">
            <text:p text:style-name="P5"><text:span text:style-name="T3">1.</text:span>Запустити<text:span text:style-name="T3"> </text:span>застосунок<text:span text:style-name="T3"> </text:span><text:span text:style-name="T4">Krivokhizha</text:span><text:span text:style-name="T3">_tas</text:span><text:span text:style-name="T4">k.exe</text:span></text:p>
            <text:p text:style-name="P12">2. Увести <text:span text:style-name="T6">s</text:span></text:p>
          </table:table-cell>
          <table:table-cell table:style-name="Таблица2.C9" office:value-type="string">
            <text:p text:style-name="P5"><text:span text:style-name="T7">Програма </text:span><text:span text:style-name="T3">має закритися.</text:span></text:p>
          </table:table-cell>
          <table:table-cell table:style-name="Таблица2.D2" office:value-type="string">
            <text:p text:style-name="P17">Passed</text:p>
          </table:table-cell>
        </table:table-row>
        <table:table-row table:style-name="Таблица2.2">
          <table:table-cell table:style-name="Таблица2.A10" office:value-type="string">
            <text:p text:style-name="P4"><text:span text:style-name="T3">TC_0</text:span>9</text:p>
          </table:table-cell>
          <table:table-cell table:style-name="Таблица2.B10" office:value-type="string">
            <text:p text:style-name="P5">1.Запустити застосунок <text:span text:style-name="T4">Krivokhizha</text:span><text:span text:style-name="T3">_tas</text:span><text:span text:style-name="T4">k.exe</text:span> </text:p>
            <text:p text:style-name="P5">2. <text:span text:style-name="T3">Увести </text:span><text:span text:style-name="T6">q</text:span></text:p>
            <text:p text:style-name="P12">3. Увести <text:span text:style-name="T6">s</text:span></text:p>
          </table:table-cell>
          <table:table-cell table:style-name="Таблица2.C10" office:value-type="string">
            <text:p text:style-name="P5">Програма має видати помилку зі звуковим сигналом. Після виконання 3 дії тест-кейсу программа має закритися.</text:p>
          </table:table-cell>
          <table:table-cell table:style-name="Таблица2.D2" office:value-type="string">
            <text:p text:style-name="P17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6:08:47.202000000</dc:date>
    <meta:editing-duration>PT5M40S</meta:editing-duration>
    <meta:editing-cycles>2</meta:editing-cycles>
    <meta:generator>LibreOffice/7.1.2.2$Windows_X86_64 LibreOffice_project/8a45595d069ef5570103caea1b71cc9d82b2aae4</meta:generator>
    <meta:document-statistic meta:table-count="2" meta:image-count="0" meta:object-count="0" meta:page-count="2" meta:paragraph-count="81" meta:word-count="292" meta:character-count="2062" meta:non-whitespace-character-count="1830"/>
  </office:meta>
</office:document-meta>
</file>